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top="0cm" fo:margin-bottom="0cm" fo:line-height="15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cchini</text:p>
      <text:p text:style-name="Standard">Justine</text:p>
      <text:p text:style-name="Standard">1AG2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 text:c="9"/>The article « The skills from zapping'em »published in the Economist of september 8, 2010 deals with the benefits of video games in decision-making. </text:p>
      <text:p text:style-name="P2"><text:s text:c="9"/>Scientists have make three studies with video-gamers and non-players and have compared theirs reaction skills. In both case, they found that Video-gamers had better perception, sensivity and think faster, especially Action-game-players. They were also more efficient in their everyday-life, in general. In fact, brain collects many informations, and gamers think of all the probability faster then non-players, so they react and make decisions faster too. </text:p>
      <text:p text:style-name="P2"><text:s text:c="9"/>Video-gaming can improve performance of human, and can help people to be capable to have gains in performances, to helping them in decision-making. </text:p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e Zecchini</meta:initial-creator>
    <meta:creation-date>2014-10-23T13:43:49.82</meta:creation-date>
    <dc:date>2014-10-23T14:24:16.89</dc:date>
    <dc:creator>Justine Zecchini</dc:creator>
    <meta:editing-duration>PT8M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6" meta:word-count="115" meta:character-count="800"/>
  </office:meta>
</office:document-meta>
</file>